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ockMvcConfigurer.afterConfigurerAdded( ConfigurableMockMvc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xtensionTests.default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handleBar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questPostProcessor.b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workExtension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xten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questPostProcessor.postProcessRequest( Mock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meworkExtensionTests.bar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handleFoo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workExtensionTests.fo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questPostProcessor.fo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ockMvcConfigurer.beforeMockMvcCreated( ConfigurableMockMvcBuilder &lt; ? &gt; builder ,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